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tiff" manifest:full-path="Pictures/10000000000000490000001DA6C0D874.tif"/>
  <manifest:file-entry manifest:media-type="image/tiff" manifest:full-path="Pictures/10000000000000490000001D8F094285.tif"/>
  <manifest:file-entry manifest:media-type="image/tiff" manifest:full-path="Pictures/10000000000000490000001DA5E11497.tif"/>
  <manifest:file-entry manifest:media-type="image/tiff" manifest:full-path="Pictures/10000000000000490000001DAC815BB5.tif"/>
  <manifest:file-entry manifest:media-type="image/tiff" manifest:full-path="Pictures/10000000000000490000001DB7331672.tif"/>
  <manifest:file-entry manifest:media-type="image/tiff" manifest:full-path="Pictures/10000000000000490000001D02DFCF76.tif"/>
  <manifest:file-entry manifest:media-type="image/tiff" manifest:full-path="Pictures/10000000000000490000001D94BB0F42.tif"/>
  <manifest:file-entry manifest:media-type="image/tiff" manifest:full-path="Pictures/10000000000000490000001D1697E15E.tif"/>
  <manifest:file-entry manifest:media-type="image/tiff" manifest:full-path="Pictures/10000000000000490000001D720D336E.tif"/>
  <manifest:file-entry manifest:media-type="image/tiff" manifest:full-path="Pictures/10000000000000490000001D4CE052BF.tif"/>
  <manifest:file-entry manifest:media-type="image/tiff" manifest:full-path="Pictures/10000000000000490000001DBAE41B5D.tif"/>
  <manifest:file-entry manifest:media-type="image/tiff" manifest:full-path="Pictures/10000000000000490000001D287A808F.tif"/>
  <manifest:file-entry manifest:media-type="image/tiff" manifest:full-path="Pictures/10000000000000490000001D0B801EE6.tif"/>
  <manifest:file-entry manifest:media-type="image/tiff" manifest:full-path="Pictures/10000000000000490000001D997E7DF8.tif"/>
  <manifest:file-entry manifest:media-type="image/tiff" manifest:full-path="Pictures/10000000000000490000001D1F4EC3EA.tif"/>
  <manifest:file-entry manifest:media-type="image/tiff" manifest:full-path="Pictures/10000000000000490000001DFCD70FFC.tif"/>
  <manifest:file-entry manifest:media-type="image/tiff" manifest:full-path="Pictures/10000000000000490000001D25659BB4.tif"/>
  <manifest:file-entry manifest:media-type="image/tiff" manifest:full-path="Pictures/10000000000000490000001DC23A6E2D.tif"/>
  <manifest:file-entry manifest:media-type="image/tiff" manifest:full-path="Pictures/10000000000000490000001D86690DA7.tif"/>
  <manifest:file-entry manifest:media-type="image/tiff" manifest:full-path="Pictures/10000000000000490000001D3C32AEA7.tif"/>
  <manifest:file-entry manifest:media-type="image/tiff" manifest:full-path="Pictures/10000000000000490000001D0D455455.tif"/>
  <manifest:file-entry manifest:media-type="image/tiff" manifest:full-path="Pictures/10000000000000490000001DA7931C29.tif"/>
  <manifest:file-entry manifest:media-type="image/tiff" manifest:full-path="Pictures/10000000000000490000001D21A3A23B.tif"/>
  <manifest:file-entry manifest:media-type="image/tiff" manifest:full-path="Pictures/10000000000000490000001D82CC303F.tif"/>
  <manifest:file-entry manifest:media-type="image/tiff" manifest:full-path="Pictures/10000000000000490000001DC36936D5.tif"/>
  <manifest:file-entry manifest:media-type="image/tiff" manifest:full-path="Pictures/10000000000000490000001D1B88FA65.tif"/>
  <manifest:file-entry manifest:media-type="image/tiff" manifest:full-path="Pictures/10000000000000490000001D298FF7C7.tif"/>
  <manifest:file-entry manifest:media-type="image/tiff" manifest:full-path="Pictures/10000000000000490000001D84097A8C.tif"/>
  <manifest:file-entry manifest:media-type="image/tiff" manifest:full-path="Pictures/10000000000000490000001D5B0571F7.tif"/>
  <manifest:file-entry manifest:media-type="image/tiff" manifest:full-path="Pictures/10000000000000490000001D4DB30A47.tif"/>
  <manifest:file-entry manifest:media-type="image/tiff" manifest:full-path="Pictures/10000000000000490000001D67B06A0E.tif"/>
  <manifest:file-entry manifest:media-type="image/tiff" manifest:full-path="Pictures/10000000000000490000001DE166DFF4.tif"/>
  <manifest:file-entry manifest:media-type="image/tiff" manifest:full-path="Pictures/10000000000000490000001D8548C144.tif"/>
  <manifest:file-entry manifest:media-type="image/tiff" manifest:full-path="Pictures/10000000000000490000001DBC2151EE.tif"/>
  <manifest:file-entry manifest:media-type="image/tiff" manifest:full-path="Pictures/10000000000000490000001D8D56AB1C.tif"/>
  <manifest:file-entry manifest:media-type="image/tiff" manifest:full-path="Pictures/10000000000000490000001D65E81026.tif"/>
  <manifest:file-entry manifest:media-type="image/tiff" manifest:full-path="Pictures/10000000000000490000001DA755CB55.tif"/>
  <manifest:file-entry manifest:media-type="image/tiff" manifest:full-path="Pictures/10000000000000490000001DE7A39547.t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7.001cm" table:align="margins"/>
    </style:style>
    <style:style style:name="Tableau1.A" style:family="table-column">
      <style:table-column-properties style:column-width="2.334cm" style:rel-column-width="2184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7.001cm" table:align="margins"/>
    </style:style>
    <style:style style:name="Tableau2.A" style:family="table-column">
      <style:table-column-properties style:column-width="2.334cm" style:rel-column-width="2184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7.001cm" table:align="margins"/>
    </style:style>
    <style:style style:name="Tableau3.A" style:family="table-column">
      <style:table-column-properties style:column-width="2.334cm" style:rel-column-width="21845*"/>
    </style:style>
    <style:style style:name="Tableau3.A1" style:family="table-cell">
      <style:table-cell-properties fo:padding="0.097cm" fo:border="none"/>
    </style:style>
    <style:style style:name="Tableau21" style:family="table">
      <style:table-properties style:width="7.001cm" table:align="margins"/>
    </style:style>
    <style:style style:name="Tableau21.A" style:family="table-column">
      <style:table-column-properties style:column-width="2.334cm" style:rel-column-width="21845*"/>
    </style:style>
    <style:style style:name="Tableau21.A1" style:family="table-cell">
      <style:table-cell-properties fo:padding="0.097cm" fo:border="none"/>
    </style:style>
    <style:style style:name="Tableau20" style:family="table">
      <style:table-properties style:width="7.001cm" table:align="margins"/>
    </style:style>
    <style:style style:name="Tableau20.A" style:family="table-column">
      <style:table-column-properties style:column-width="2.334cm" style:rel-column-width="21845*"/>
    </style:style>
    <style:style style:name="Tableau20.A1" style:family="table-cell">
      <style:table-cell-properties fo:padding="0.097cm" fo:border="none"/>
    </style:style>
    <style:style style:name="Tableau4" style:family="table">
      <style:table-properties style:width="7.001cm" table:align="margins"/>
    </style:style>
    <style:style style:name="Tableau4.A" style:family="table-column">
      <style:table-column-properties style:column-width="2.334cm" style:rel-column-width="21845*"/>
    </style:style>
    <style:style style:name="Tableau4.A1" style:family="table-cell">
      <style:table-cell-properties fo:padding="0.097cm" fo:border="none"/>
    </style:style>
    <style:style style:name="Tableau18" style:family="table">
      <style:table-properties style:width="7.001cm" table:align="margins"/>
    </style:style>
    <style:style style:name="Tableau18.A" style:family="table-column">
      <style:table-column-properties style:column-width="2.334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 style:data-style-name="N0">
      <style:table-cell-properties fo:padding="0.097cm" fo:border="none"/>
    </style:style>
    <style:style style:name="Tableau19" style:family="table">
      <style:table-properties style:width="7.001cm" table:align="margins"/>
    </style:style>
    <style:style style:name="Tableau19.A" style:family="table-column">
      <style:table-column-properties style:column-width="2.334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 style:data-style-name="N0">
      <style:table-cell-properties fo:padding="0.097cm" fo:border="none"/>
    </style:style>
    <style:style style:name="Tableau5" style:family="table">
      <style:table-properties style:width="7.001cm" table:align="margins"/>
    </style:style>
    <style:style style:name="Tableau5.A" style:family="table-column">
      <style:table-column-properties style:column-width="2.334cm" style:rel-column-width="21845*"/>
    </style:style>
    <style:style style:name="Tableau5.A1" style:family="table-cell">
      <style:table-cell-properties fo:padding="0.097cm" fo:border="none"/>
    </style:style>
    <style:style style:name="Tableau5.B1" style:family="table-cell" style:data-style-name="N0">
      <style:table-cell-properties fo:padding="0.097cm" fo:border="none"/>
    </style:style>
    <style:style style:name="Tableau17" style:family="table">
      <style:table-properties style:width="7.001cm" table:align="margins"/>
    </style:style>
    <style:style style:name="Tableau17.A" style:family="table-column">
      <style:table-column-properties style:column-width="2.334cm" style:rel-column-width="21845*"/>
    </style:style>
    <style:style style:name="Tableau17.A1" style:family="table-cell">
      <style:table-cell-properties fo:padding="0.097cm" fo:border="none"/>
    </style:style>
    <style:style style:name="Tableau17.B1" style:family="table-cell" style:data-style-name="N0">
      <style:table-cell-properties fo:padding="0.097cm" fo:border="none"/>
    </style:style>
    <style:style style:name="Tableau16" style:family="table">
      <style:table-properties style:width="7.001cm" table:align="margins"/>
    </style:style>
    <style:style style:name="Tableau16.A" style:family="table-column">
      <style:table-column-properties style:column-width="2.334cm" style:rel-column-width="21845*"/>
    </style:style>
    <style:style style:name="Tableau16.A1" style:family="table-cell">
      <style:table-cell-properties fo:padding="0.097cm" fo:border="none"/>
    </style:style>
    <style:style style:name="Tableau16.B1" style:family="table-cell" style:data-style-name="N0">
      <style:table-cell-properties fo:padding="0.097cm" fo:border="none"/>
    </style:style>
    <style:style style:name="Tableau6" style:family="table">
      <style:table-properties style:width="7.001cm" table:align="margins"/>
    </style:style>
    <style:style style:name="Tableau6.A" style:family="table-column">
      <style:table-column-properties style:column-width="2.334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 style:data-style-name="N0">
      <style:table-cell-properties fo:padding="0.097cm" fo:border="none"/>
    </style:style>
    <style:style style:name="Tableau14" style:family="table">
      <style:table-properties style:width="7.001cm" table:align="margins"/>
    </style:style>
    <style:style style:name="Tableau14.A" style:family="table-column">
      <style:table-column-properties style:column-width="2.334cm" style:rel-column-width="21845*"/>
    </style:style>
    <style:style style:name="Tableau14.A1" style:family="table-cell">
      <style:table-cell-properties fo:padding="0.097cm" fo:border="none"/>
    </style:style>
    <style:style style:name="Tableau14.B1" style:family="table-cell" style:data-style-name="N0">
      <style:table-cell-properties fo:padding="0.097cm" fo:border="none"/>
    </style:style>
    <style:style style:name="Tableau15" style:family="table">
      <style:table-properties style:width="7.001cm" table:align="margins"/>
    </style:style>
    <style:style style:name="Tableau15.A" style:family="table-column">
      <style:table-column-properties style:column-width="2.334cm" style:rel-column-width="21845*"/>
    </style:style>
    <style:style style:name="Tableau15.A1" style:family="table-cell">
      <style:table-cell-properties fo:padding="0.097cm" fo:border="none"/>
    </style:style>
    <style:style style:name="Tableau15.B1" style:family="table-cell" style:data-style-name="N0">
      <style:table-cell-properties fo:padding="0.097cm" fo:border="none"/>
    </style:style>
    <style:style style:name="Tableau7" style:family="table">
      <style:table-properties style:width="7.001cm" table:align="margins"/>
    </style:style>
    <style:style style:name="Tableau7.A" style:family="table-column">
      <style:table-column-properties style:column-width="2.334cm" style:rel-column-width="21845*"/>
    </style:style>
    <style:style style:name="Tableau7.A1" style:family="table-cell">
      <style:table-cell-properties fo:padding="0.097cm" fo:border="none"/>
    </style:style>
    <style:style style:name="Tableau7.B1" style:family="table-cell" style:data-style-name="N0">
      <style:table-cell-properties fo:padding="0.097cm" fo:border="none"/>
    </style:style>
    <style:style style:name="Tableau13" style:family="table">
      <style:table-properties style:width="7.001cm" table:align="margins"/>
    </style:style>
    <style:style style:name="Tableau13.A" style:family="table-column">
      <style:table-column-properties style:column-width="2.334cm" style:rel-column-width="21845*"/>
    </style:style>
    <style:style style:name="Tableau13.A1" style:family="table-cell">
      <style:table-cell-properties fo:padding="0.097cm" fo:border="none"/>
    </style:style>
    <style:style style:name="Tableau10" style:family="table">
      <style:table-properties style:width="7.001cm" table:align="margins"/>
    </style:style>
    <style:style style:name="Tableau10.A" style:family="table-column">
      <style:table-column-properties style:column-width="2.334cm" style:rel-column-width="21845*"/>
    </style:style>
    <style:style style:name="Tableau10.A1" style:family="table-cell">
      <style:table-cell-properties fo:padding="0.097cm" fo:border="none"/>
    </style:style>
    <style:style style:name="Tableau10.B1" style:family="table-cell" style:data-style-name="N0">
      <style:table-cell-properties fo:padding="0.097cm" fo:border="none"/>
    </style:style>
    <style:style style:name="Tableau8" style:family="table">
      <style:table-properties style:width="7.001cm" table:align="margins"/>
    </style:style>
    <style:style style:name="Tableau8.A" style:family="table-column">
      <style:table-column-properties style:column-width="2.334cm" style:rel-column-width="21845*"/>
    </style:style>
    <style:style style:name="Tableau8.A1" style:family="table-cell">
      <style:table-cell-properties fo:padding="0.097cm" fo:border="none"/>
    </style:style>
    <style:style style:name="Tableau8.B1" style:family="table-cell" style:data-style-name="N0">
      <style:table-cell-properties fo:padding="0.097cm" fo:border="none"/>
    </style:style>
    <style:style style:name="Tableau12" style:family="table">
      <style:table-properties style:width="7.001cm" table:align="margins"/>
    </style:style>
    <style:style style:name="Tableau12.A" style:family="table-column">
      <style:table-column-properties style:column-width="2.334cm" style:rel-column-width="21845*"/>
    </style:style>
    <style:style style:name="Tableau12.A1" style:family="table-cell">
      <style:table-cell-properties fo:padding="0.097cm" fo:border="none"/>
    </style:style>
    <style:style style:name="Tableau12.B1" style:family="table-cell" style:data-style-name="N0">
      <style:table-cell-properties fo:padding="0.097cm" fo:border="none"/>
    </style:style>
    <style:style style:name="Tableau11" style:family="table">
      <style:table-properties style:width="7.001cm" table:align="margins"/>
    </style:style>
    <style:style style:name="Tableau11.A" style:family="table-column">
      <style:table-column-properties style:column-width="2.334cm" style:rel-column-width="21845*"/>
    </style:style>
    <style:style style:name="Tableau11.A1" style:family="table-cell">
      <style:table-cell-properties fo:padding="0.097cm" fo:border="none"/>
    </style:style>
    <style:style style:name="Tableau11.B1" style:family="table-cell" style:data-style-name="N0">
      <style:table-cell-properties fo:padding="0.097cm" fo:border="none"/>
    </style:style>
    <style:style style:name="Tableau9" style:family="table">
      <style:table-properties style:width="7.001cm" table:align="margins"/>
    </style:style>
    <style:style style:name="Tableau9.A" style:family="table-column">
      <style:table-column-properties style:column-width="2.334cm" style:rel-column-width="21845*"/>
    </style:style>
    <style:style style:name="Tableau9.A1" style:family="table-cell">
      <style:table-cell-properties fo:padding="0.097cm" fo:border="none"/>
    </style:style>
    <style:style style:name="Tableau9.B1" style:family="table-cell" style:data-style-name="N0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weight="bold" fo:background-color="transparent" style:font-weight-asian="bold" style:font-weight-complex="bold"/>
    </style:style>
    <style:style style:name="P5" style:family="paragraph" style:parent-style-name="Table_20_Contents">
      <style:paragraph-properties fo:margin-left="0cm" fo:margin-right="0.157cm" fo:text-align="center" style:justify-single-word="false" fo:text-indent="0cm" style:auto-text-indent="false" fo:background-color="transparent">
        <style:background-image/>
      </style:paragraph-properties>
      <style:text-properties style:font-name="Arial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weight="bold" fo:background-color="transparent" style:font-weight-asian="bold" style:font-weight-complex="bold"/>
    </style:style>
    <style:style style:name="P7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as-char" svg:width="7.001cm" svg:height="2.101cm" draw:z-index="0"><draw:text-box><text:p text:style-name="Standard"><text:line-break/></text:p></draw:text-box></draw:frame><draw:frame draw:style-name="fr1" draw:name="Cadre2" text:anchor-type="as-char" svg:width="7.001cm" svg:height="2.101cm" draw:z-index="1"><draw:text-box><text:p text:style-name="Standard"><text:line-break/></text:p></draw:text-box></draw:frame><draw:frame draw:style-name="fr1" draw:name="Cadre3" text:anchor-type="as-char" svg:width="7.001cm" svg:height="2.101cm" draw:z-index="2"><draw:text-box><text:p text:style-name="Standard"><text:line-break/></text:p></draw:text-box></draw:frame></text:p>
      <text:p text:style-name="P1"><draw:frame draw:style-name="fr1" draw:name="Cadre4" text:anchor-type="as-char" svg:width="7.001cm" svg:height="2.101cm" draw:z-index="3"><draw:text-box><table:table table:name="Tableau1" table:style-name="Tableau1"><table:table-column table:style-name="Tableau1.A" table:number-columns-repeated="3"/><table:table-row><table:table-cell table:style-name="Tableau1.A1" office:value-type="string"><text:p text:style-name="P7">1 Ω</text:p></table:table-cell><table:table-cell table:style-name="Tableau1.A1" office:value-type="string"><text:p text:style-name="P5"><draw:frame draw:style-name="fr2" draw:name="graphics1" text:anchor-type="paragraph" svg:width="1.321cm" svg:height="0.524cm" draw:z-index="42"><draw:image xlink:href="Pictures/10000000000000490000001DE7A39547.tif" xlink:type="simple" xlink:show="embed" xlink:actuate="onLoad"/></draw:frame> 1R0 </text:p></table:table-cell><table:table-cell table:style-name="Tableau1.A1" office:value-type="string"><text:p text:style-name="P3"><draw:frame draw:style-name="fr2" draw:name="graphics2" text:anchor-type="paragraph" svg:width="1.323cm" svg:height="0.524cm" draw:z-index="43"><draw:image xlink:href="Pictures/10000000000000490000001D0D455455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5" text:anchor-type="as-char" svg:width="7.001cm" svg:height="2.101cm" draw:z-index="4"><draw:text-box><table:table table:name="Tableau2" table:style-name="Tableau2"><table:table-column table:style-name="Tableau2.A" table:number-columns-repeated="3"/><table:table-row><table:table-cell table:style-name="Tableau2.A1" office:value-type="string"><text:p text:style-name="P7">2.2 Ω</text:p></table:table-cell><table:table-cell table:style-name="Tableau2.A1" office:value-type="string"><text:p text:style-name="P4"><draw:frame draw:style-name="fr2" draw:name="graphics3" text:anchor-type="paragraph" svg:width="1.326cm" svg:height="0.526cm" draw:z-index="44"><draw:image xlink:href="Pictures/10000000000000490000001DA755CB55.tif" xlink:type="simple" xlink:show="embed" xlink:actuate="onLoad"/></draw:frame>2R2</text:p></table:table-cell><table:table-cell table:style-name="Tableau2.A1" office:value-type="string"><text:p text:style-name="P3"><draw:frame draw:style-name="fr2" draw:name="graphics4" text:anchor-type="paragraph" svg:width="1.326cm" svg:height="0.526cm" draw:z-index="45"><draw:image xlink:href="Pictures/10000000000000490000001D4DB30A4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6" text:anchor-type="as-char" svg:width="7.001cm" svg:height="2.101cm" draw:z-index="5"><draw:text-box><table:table table:name="Tableau3" table:style-name="Tableau3"><table:table-column table:style-name="Tableau3.A" table:number-columns-repeated="3"/><table:table-row><table:table-cell table:style-name="Tableau3.A1" office:value-type="string"><text:p text:style-name="P7">4.7 Ω</text:p></table:table-cell><table:table-cell table:style-name="Tableau3.A1" office:value-type="string"><text:p text:style-name="P4"><draw:frame draw:style-name="fr2" draw:name="graphics5" text:anchor-type="paragraph" svg:width="1.328cm" svg:height="0.527cm" draw:z-index="46"><draw:image xlink:href="Pictures/10000000000000490000001DE166DFF4.tif" xlink:type="simple" xlink:show="embed" xlink:actuate="onLoad"/></draw:frame> 4R7 </text:p></table:table-cell><table:table-cell table:style-name="Tableau3.A1" office:value-type="string"><text:p text:style-name="P3"><draw:frame draw:style-name="fr2" draw:name="graphics6" text:anchor-type="paragraph" svg:width="1.328cm" svg:height="0.527cm" draw:z-index="47"><draw:image xlink:href="Pictures/10000000000000490000001D0B801EE6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7" text:anchor-type="as-char" svg:width="7.001cm" svg:height="2.101cm" draw:z-index="6"><draw:text-box><text:p text:style-name="Standard"><text:line-break/></text:p></draw:text-box></draw:frame><draw:frame draw:style-name="fr1" draw:name="Cadre8" text:anchor-type="as-char" svg:width="7.001cm" svg:height="2.101cm" draw:z-index="7"><draw:text-box><text:p text:style-name="Standard"><text:line-break/></text:p></draw:text-box></draw:frame><draw:frame draw:style-name="fr1" draw:name="Cadre9" text:anchor-type="as-char" svg:width="7.001cm" svg:height="2.101cm" draw:z-index="8"><draw:text-box><text:p text:style-name="Standard"><text:line-break/></text:p></draw:text-box></draw:frame></text:p>
      <text:p text:style-name="P1"><draw:frame draw:style-name="fr1" draw:name="Cadre10" text:anchor-type="as-char" svg:width="7.001cm" svg:height="2.101cm" draw:z-index="9"><draw:text-box><table:table table:name="Tableau21" table:style-name="Tableau21"><table:table-column table:style-name="Tableau21.A" table:number-columns-repeated="3"/><table:table-row><table:table-cell table:style-name="Tableau21.A1" office:value-type="string"><text:p text:style-name="P7">5.6 Ω</text:p></table:table-cell><table:table-cell table:style-name="Tableau21.A1" office:value-type="string"><text:p text:style-name="P4"><draw:frame draw:style-name="fr2" draw:name="graphics7" text:anchor-type="paragraph" svg:width="1.321cm" svg:height="0.524cm" draw:z-index="48"><draw:image xlink:href="Pictures/10000000000000490000001D298FF7C7.tif" xlink:type="simple" xlink:show="embed" xlink:actuate="onLoad"/></draw:frame> 5R6 </text:p></table:table-cell><table:table-cell table:style-name="Tableau21.A1" office:value-type="string"><text:p text:style-name="P3"><draw:frame draw:style-name="fr2" draw:name="graphics8" text:anchor-type="paragraph" svg:width="1.323cm" svg:height="0.524cm" draw:z-index="49"><draw:image xlink:href="Pictures/10000000000000490000001DC36936D5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1" text:anchor-type="as-char" svg:width="7.001cm" svg:height="2.101cm" draw:z-index="10"><draw:text-box><table:table table:name="Tableau20" table:style-name="Tableau20"><table:table-column table:style-name="Tableau20.A" table:number-columns-repeated="3"/><table:table-row><table:table-cell table:style-name="Tableau20.A1" office:value-type="string"><text:p text:style-name="Table_20_Contents"/></table:table-cell><table:table-cell table:style-name="Tableau20.A1" office:value-type="string"><text:p text:style-name="Table_20_Contents"/></table:table-cell><table:table-cell table:style-name="Tableau20.A1" office:value-type="string"><text:p text:style-name="Table_20_Contents"/></table:table-cell></table:table-row></table:table><text:p text:style-name="Standard"><text:line-break/></text:p></draw:text-box></draw:frame><draw:frame draw:style-name="fr1" draw:name="Cadre12" text:anchor-type="as-char" svg:width="7.001cm" svg:height="2.101cm" draw:z-index="11"><draw:text-box><table:table table:name="Tableau4" table:style-name="Tableau4"><table:table-column table:style-name="Tableau4.A" table:number-columns-repeated="3"/><table:table-row><table:table-cell table:style-name="Tableau4.A1" office:value-type="string"><text:p text:style-name="P7">8.2 Ω</text:p></table:table-cell><table:table-cell table:style-name="Tableau4.A1" office:value-type="string"><text:p text:style-name="P4"><draw:frame draw:style-name="fr2" draw:name="graphics11" text:anchor-type="paragraph" svg:width="1.328cm" svg:height="0.527cm" draw:z-index="50"><draw:image xlink:href="Pictures/10000000000000490000001D67B06A0E.tif" xlink:type="simple" xlink:show="embed" xlink:actuate="onLoad"/></draw:frame> <text:s/>8R2 </text:p></table:table-cell><table:table-cell table:style-name="Tableau4.A1" office:value-type="string"><text:p text:style-name="P3"><draw:frame draw:style-name="fr2" draw:name="graphics12" text:anchor-type="paragraph" svg:width="1.328cm" svg:height="0.527cm" draw:z-index="51"><draw:image xlink:href="Pictures/10000000000000490000001D8D56AB1C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13" text:anchor-type="as-char" svg:width="7.001cm" svg:height="2.101cm" draw:z-index="12"><draw:text-box><text:p text:style-name="Standard"><text:line-break/></text:p></draw:text-box></draw:frame><draw:frame draw:style-name="fr1" draw:name="Cadre14" text:anchor-type="as-char" svg:width="7.001cm" svg:height="2.101cm" draw:z-index="13"><draw:text-box><text:p text:style-name="Standard"><text:line-break/></text:p></draw:text-box></draw:frame><draw:frame draw:style-name="fr1" draw:name="Cadre15" text:anchor-type="as-char" svg:width="7.001cm" svg:height="2.101cm" draw:z-index="14"><draw:text-box><text:p text:style-name="Standard"><text:line-break/></text:p></draw:text-box></draw:frame></text:p>
      <text:p text:style-name="P1"><draw:frame draw:style-name="fr1" draw:name="Cadre16" text:anchor-type="as-char" svg:width="7.001cm" svg:height="2.101cm" draw:z-index="15"><draw:text-box><table:table table:name="Tableau18" table:style-name="Tableau18"><table:table-column table:style-name="Tableau18.A" table:number-columns-repeated="3"/><table:table-row><table:table-cell table:style-name="Tableau18.A1" office:value-type="string"><text:p text:style-name="P7">10 Ω</text:p></table:table-cell><table:table-cell table:style-name="Tableau18.B1" office:value-type="float" office:value="100"><text:p text:style-name="P6"><draw:frame draw:style-name="fr2" draw:name="graphics13" text:anchor-type="paragraph" svg:width="1.164cm" svg:height="0.462cm" draw:z-index="52"><draw:image xlink:href="Pictures/10000000000000490000001D82CC303F.tif" xlink:type="simple" xlink:show="embed" xlink:actuate="onLoad"/></draw:frame>100</text:p></table:table-cell><table:table-cell table:style-name="Tableau18.A1" office:value-type="string"><text:p text:style-name="P2"><draw:frame draw:style-name="fr2" draw:name="graphics14" text:anchor-type="paragraph" svg:width="1.166cm" svg:height="0.462cm" draw:z-index="53"><draw:image xlink:href="Pictures/10000000000000490000001DBC2151EE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7" text:anchor-type="as-char" svg:width="7.001cm" svg:height="2.101cm" draw:z-index="16"><draw:text-box><table:table table:name="Tableau19" table:style-name="Tableau19"><table:table-column table:style-name="Tableau19.A" table:number-columns-repeated="3"/><table:table-row><table:table-cell table:style-name="Tableau19.A1" office:value-type="string"><text:p text:style-name="P7">15 Ω</text:p></table:table-cell><table:table-cell table:style-name="Tableau19.B1" office:value-type="float" office:value="150"><text:p text:style-name="P6"><draw:frame draw:style-name="fr2" draw:name="graphics15" text:anchor-type="paragraph" svg:width="1.169cm" svg:height="0.464cm" draw:z-index="54"><draw:image xlink:href="Pictures/10000000000000490000001D997E7DF8.tif" xlink:type="simple" xlink:show="embed" xlink:actuate="onLoad"/></draw:frame>150</text:p></table:table-cell><table:table-cell table:style-name="Tableau19.A1" office:value-type="string"><text:p text:style-name="P2"><draw:frame draw:style-name="fr2" draw:name="graphics16" text:anchor-type="paragraph" svg:width="1.169cm" svg:height="0.464cm" draw:z-index="55"><draw:image xlink:href="Pictures/10000000000000490000001DA7931C29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8" text:anchor-type="as-char" svg:width="7.001cm" svg:height="2.101cm" draw:z-index="17"><draw:text-box><table:table table:name="Tableau5" table:style-name="Tableau5"><table:table-column table:style-name="Tableau5.A" table:number-columns-repeated="3"/><table:table-row><table:table-cell table:style-name="Tableau5.A1" office:value-type="string"><text:p text:style-name="P7">22 Ω</text:p></table:table-cell><table:table-cell table:style-name="Tableau5.B1" office:value-type="float" office:value="220"><text:p text:style-name="P5"><draw:frame draw:style-name="fr2" draw:name="graphics17" text:anchor-type="paragraph" svg:width="1.328cm" svg:height="0.527cm" draw:z-index="56"><draw:image xlink:href="Pictures/10000000000000490000001DC23A6E2D.tif" xlink:type="simple" xlink:show="embed" xlink:actuate="onLoad"/></draw:frame>220</text:p></table:table-cell><table:table-cell table:style-name="Tableau5.A1" office:value-type="string"><text:p text:style-name="P3"><draw:frame draw:style-name="fr2" draw:name="graphics18" text:anchor-type="paragraph" svg:width="1.328cm" svg:height="0.527cm" draw:z-index="57"><draw:image xlink:href="Pictures/10000000000000490000001DFCD70FFC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19" text:anchor-type="as-char" svg:width="7.001cm" svg:height="2.101cm" draw:z-index="18"><draw:text-box><text:p text:style-name="Standard"><text:line-break/></text:p></draw:text-box></draw:frame><draw:frame draw:style-name="fr1" draw:name="Cadre20" text:anchor-type="as-char" svg:width="7.001cm" svg:height="2.101cm" draw:z-index="19"><draw:text-box><text:p text:style-name="Standard"><text:line-break/></text:p></draw:text-box></draw:frame><draw:frame draw:style-name="fr1" draw:name="Cadre21" text:anchor-type="as-char" svg:width="7.001cm" svg:height="2.101cm" draw:z-index="20"><draw:text-box><text:p text:style-name="Standard"><text:line-break/></text:p></draw:text-box></draw:frame></text:p>
      <text:p text:style-name="P1"><draw:frame draw:style-name="fr1" draw:name="Cadre22" text:anchor-type="as-char" svg:width="7.001cm" svg:height="2.101cm" draw:z-index="21"><draw:text-box><table:table table:name="Tableau17" table:style-name="Tableau17"><table:table-column table:style-name="Tableau17.A" table:number-columns-repeated="3"/><table:table-row><table:table-cell table:style-name="Tableau17.A1" office:value-type="string"><text:p text:style-name="P7">27 Ω</text:p></table:table-cell><table:table-cell table:style-name="Tableau17.B1" office:value-type="float" office:value="270"><text:p text:style-name="P4"><draw:frame draw:style-name="fr2" draw:name="graphics19" text:anchor-type="paragraph" svg:width="1.321cm" svg:height="0.524cm" draw:z-index="58"><draw:image xlink:href="Pictures/10000000000000490000001D1F4EC3EA.tif" xlink:type="simple" xlink:show="embed" xlink:actuate="onLoad"/></draw:frame>270</text:p></table:table-cell><table:table-cell table:style-name="Tableau17.A1" office:value-type="string"><text:p text:style-name="P3"><draw:frame draw:style-name="fr2" draw:name="graphics20" text:anchor-type="paragraph" svg:width="1.323cm" svg:height="0.524cm" draw:z-index="59"><draw:image xlink:href="Pictures/10000000000000490000001D21A3A23B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3" text:anchor-type="as-char" svg:width="7.001cm" svg:height="2.101cm" draw:z-index="22"><draw:text-box><table:table table:name="Tableau16" table:style-name="Tableau16"><table:table-column table:style-name="Tableau16.A" table:number-columns-repeated="3"/><table:table-row><table:table-cell table:style-name="Tableau16.A1" office:value-type="string"><text:p text:style-name="P7">33 Ω</text:p></table:table-cell><table:table-cell table:style-name="Tableau16.B1" office:value-type="float" office:value="330"><text:p text:style-name="P4"><draw:frame draw:style-name="fr2" draw:name="graphics21" text:anchor-type="paragraph" svg:width="1.326cm" svg:height="0.526cm" draw:z-index="60"><draw:image xlink:href="Pictures/10000000000000490000001D65E81026.tif" xlink:type="simple" xlink:show="embed" xlink:actuate="onLoad"/></draw:frame>330</text:p></table:table-cell><table:table-cell table:style-name="Tableau16.A1" office:value-type="string"><text:p text:style-name="P3"><draw:frame draw:style-name="fr2" draw:name="graphics22" text:anchor-type="paragraph" svg:width="1.326cm" svg:height="0.526cm" draw:z-index="61"><draw:image xlink:href="Pictures/10000000000000490000001D5B0571F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4" text:anchor-type="as-char" svg:width="7.001cm" svg:height="2.101cm" draw:z-index="23"><draw:text-box><table:table table:name="Tableau6" table:style-name="Tableau6"><table:table-column table:style-name="Tableau6.A" table:number-columns-repeated="3"/><table:table-row><table:table-cell table:style-name="Tableau6.A1" office:value-type="string"><text:p text:style-name="P7">39 Ω</text:p></table:table-cell><table:table-cell table:style-name="Tableau6.B1" office:value-type="float" office:value="390"><text:p text:style-name="P2"><draw:frame draw:style-name="fr2" draw:name="graphics23" text:anchor-type="paragraph" svg:width="1.171cm" svg:height="0.464cm" draw:z-index="62"><draw:image xlink:href="Pictures/10000000000000490000001D25659BB4.tif" xlink:type="simple" xlink:show="embed" xlink:actuate="onLoad"/></draw:frame>390</text:p></table:table-cell><table:table-cell table:style-name="Tableau6.A1" office:value-type="string"><text:p text:style-name="P2"><draw:frame draw:style-name="fr2" draw:name="graphics24" text:anchor-type="paragraph" svg:width="1.171cm" svg:height="0.464cm" draw:z-index="63"><draw:image xlink:href="Pictures/10000000000000490000001D1B88FA65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25" text:anchor-type="as-char" svg:width="7.001cm" svg:height="2.101cm" draw:z-index="24"><draw:text-box><text:p text:style-name="Standard"><text:line-break/></text:p></draw:text-box></draw:frame><draw:frame draw:style-name="fr1" draw:name="Cadre26" text:anchor-type="as-char" svg:width="7.001cm" svg:height="2.101cm" draw:z-index="25"><draw:text-box><text:p text:style-name="Standard"><text:line-break/></text:p></draw:text-box></draw:frame><draw:frame draw:style-name="fr1" draw:name="Cadre27" text:anchor-type="as-char" svg:width="7.001cm" svg:height="2.101cm" draw:z-index="26"><draw:text-box><text:p text:style-name="Standard"><text:line-break/></text:p></draw:text-box></draw:frame></text:p>
      <text:p text:style-name="P1"><draw:frame draw:style-name="fr1" draw:name="Cadre28" text:anchor-type="as-char" svg:width="7.001cm" svg:height="2.101cm" draw:z-index="27"><draw:text-box><table:table table:name="Tableau14" table:style-name="Tableau14"><table:table-column table:style-name="Tableau14.A" table:number-columns-repeated="3"/><table:table-row><table:table-cell table:style-name="Tableau14.A1" office:value-type="string"><text:p text:style-name="P7">47 Ω</text:p></table:table-cell><table:table-cell table:style-name="Tableau14.B1" office:value-type="float" office:value="470"><text:p text:style-name="P2"><draw:frame draw:style-name="fr2" draw:name="graphics25" text:anchor-type="paragraph" svg:width="1.164cm" svg:height="0.462cm" draw:z-index="64"><draw:image xlink:href="Pictures/10000000000000490000001D84097A8C.tif" xlink:type="simple" xlink:show="embed" xlink:actuate="onLoad"/></draw:frame>470</text:p></table:table-cell><table:table-cell table:style-name="Tableau14.A1" office:value-type="string"><text:p text:style-name="P2"><draw:frame draw:style-name="fr2" draw:name="graphics26" text:anchor-type="paragraph" svg:width="1.166cm" svg:height="0.462cm" draw:z-index="65"><draw:image xlink:href="Pictures/10000000000000490000001DBAE41B5D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9" text:anchor-type="as-char" svg:width="7.001cm" svg:height="2.101cm" draw:z-index="28"><draw:text-box><table:table table:name="Tableau15" table:style-name="Tableau15"><table:table-column table:style-name="Tableau15.A" table:number-columns-repeated="3"/><table:table-row><table:table-cell table:style-name="Tableau15.A1" office:value-type="string"><text:p text:style-name="P7">56 Ω</text:p></table:table-cell><table:table-cell table:style-name="Tableau15.B1" office:value-type="float" office:value="560"><text:p text:style-name="P2"><draw:frame draw:style-name="fr2" draw:name="graphics27" text:anchor-type="paragraph" svg:width="1.169cm" svg:height="0.464cm" draw:z-index="66"><draw:image xlink:href="Pictures/10000000000000490000001D4CE052BF.tif" xlink:type="simple" xlink:show="embed" xlink:actuate="onLoad"/></draw:frame>560</text:p></table:table-cell><table:table-cell table:style-name="Tableau15.A1" office:value-type="string"><text:p text:style-name="P2"><draw:frame draw:style-name="fr2" draw:name="graphics28" text:anchor-type="paragraph" svg:width="1.169cm" svg:height="0.464cm" draw:z-index="67"><draw:image xlink:href="Pictures/10000000000000490000001D720D336E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0" text:anchor-type="as-char" svg:width="7.001cm" svg:height="2.101cm" draw:z-index="29"><draw:text-box><table:table table:name="Tableau7" table:style-name="Tableau7"><table:table-column table:style-name="Tableau7.A" table:number-columns-repeated="3"/><table:table-row><table:table-cell table:style-name="Tableau7.A1" office:value-type="string"><text:p text:style-name="P7">68 Ω</text:p></table:table-cell><table:table-cell table:style-name="Tableau7.B1" office:value-type="float" office:value="680"><text:p text:style-name="P2"><draw:frame draw:style-name="fr2" draw:name="graphics29" text:anchor-type="paragraph" svg:width="1.171cm" svg:height="0.464cm" draw:z-index="68"><draw:image xlink:href="Pictures/10000000000000490000001D287A808F.tif" xlink:type="simple" xlink:show="embed" xlink:actuate="onLoad"/></draw:frame>680</text:p></table:table-cell><table:table-cell table:style-name="Tableau7.A1" office:value-type="string"><text:p text:style-name="P2"><draw:frame draw:style-name="fr2" draw:name="graphics30" text:anchor-type="paragraph" svg:width="1.171cm" svg:height="0.464cm" draw:z-index="69"><draw:image xlink:href="Pictures/10000000000000490000001D1697E15E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31" text:anchor-type="as-char" svg:width="7.001cm" svg:height="2.101cm" draw:z-index="30"><draw:text-box><text:p text:style-name="Standard"><text:line-break/></text:p></draw:text-box></draw:frame><draw:frame draw:style-name="fr1" draw:name="Cadre32" text:anchor-type="as-char" svg:width="7.001cm" svg:height="2.101cm" draw:z-index="31"><draw:text-box><text:p text:style-name="Standard"><text:line-break/></text:p></draw:text-box></draw:frame><draw:frame draw:style-name="fr1" draw:name="Cadre33" text:anchor-type="as-char" svg:width="7.001cm" svg:height="2.101cm" draw:z-index="32"><draw:text-box><text:p text:style-name="Standard"><text:line-break/></text:p></draw:text-box></draw:frame></text:p>
      <text:p text:style-name="P1"><draw:frame draw:style-name="fr1" draw:name="Cadre34" text:anchor-type="as-char" svg:width="7.001cm" svg:height="2.101cm" draw:z-index="33"><draw:text-box><table:table table:name="Tableau13" table:style-name="Tableau13"><table:table-column table:style-name="Tableau13.A" table:number-columns-repeated="3"/><table:table-row><table:table-cell table:style-name="Tableau13.A1" office:value-type="string"><text:p text:style-name="Table_20_Contents"/></table:table-cell><table:table-cell table:style-name="Tableau13.A1" office:value-type="string"><text:p text:style-name="Table_20_Contents"/></table:table-cell><table:table-cell table:style-name="Tableau13.A1" office:value-type="string"><text:p text:style-name="Table_20_Contents"/></table:table-cell></table:table-row></table:table><text:p text:style-name="Standard"><text:line-break/></text:p></draw:text-box></draw:frame><draw:frame draw:style-name="fr1" draw:name="Cadre35" text:anchor-type="as-char" svg:width="7.001cm" svg:height="2.101cm" draw:z-index="34"><draw:text-box><table:table table:name="Tableau10" table:style-name="Tableau10"><table:table-column table:style-name="Tableau10.A" table:number-columns-repeated="3"/><table:table-row><table:table-cell table:style-name="Tableau10.A1" office:value-type="string"><text:p text:style-name="P7">82 Ω</text:p></table:table-cell><table:table-cell table:style-name="Tableau10.B1" office:value-type="float" office:value="820"><text:p text:style-name="P2"><draw:frame draw:style-name="fr2" draw:name="graphics33" text:anchor-type="paragraph" svg:width="1.169cm" svg:height="0.464cm" draw:z-index="70"><draw:image xlink:href="Pictures/10000000000000490000001D02DFCF76.tif" xlink:type="simple" xlink:show="embed" xlink:actuate="onLoad"/></draw:frame>820</text:p></table:table-cell><table:table-cell table:style-name="Tableau10.A1" office:value-type="string"><text:p text:style-name="P2"><draw:frame draw:style-name="fr2" draw:name="graphics34" text:anchor-type="paragraph" svg:width="1.169cm" svg:height="0.464cm" draw:z-index="71"><draw:image xlink:href="Pictures/10000000000000490000001D3C32AEA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6" text:anchor-type="as-char" svg:width="7.001cm" svg:height="2.101cm" draw:z-index="35"><draw:text-box><table:table table:name="Tableau8" table:style-name="Tableau8"><table:table-column table:style-name="Tableau8.A" table:number-columns-repeated="3"/><table:table-row><table:table-cell table:style-name="Tableau8.A1" office:value-type="string"><text:p text:style-name="P7">100 Ω</text:p></table:table-cell><table:table-cell table:style-name="Tableau8.B1" office:value-type="float" office:value="101"><text:p text:style-name="P2"><draw:frame draw:style-name="fr2" draw:name="graphics35" text:anchor-type="paragraph" svg:width="1.171cm" svg:height="0.464cm" draw:z-index="72"><draw:image xlink:href="Pictures/10000000000000490000001D94BB0F42.tif" xlink:type="simple" xlink:show="embed" xlink:actuate="onLoad"/></draw:frame>101</text:p></table:table-cell><table:table-cell table:style-name="Tableau8.A1" office:value-type="string"><text:p text:style-name="P2"><draw:frame draw:style-name="fr2" draw:name="graphics36" text:anchor-type="paragraph" svg:width="1.171cm" svg:height="0.464cm" draw:z-index="73"><draw:image xlink:href="Pictures/10000000000000490000001DB7331672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37" text:anchor-type="as-char" svg:width="7.001cm" svg:height="2.101cm" draw:z-index="36"><draw:text-box><text:p text:style-name="Standard"><text:line-break/></text:p></draw:text-box></draw:frame><draw:frame draw:style-name="fr1" draw:name="Cadre38" text:anchor-type="as-char" svg:width="7.001cm" svg:height="2.101cm" draw:z-index="37"><draw:text-box><text:p text:style-name="Standard"><text:line-break/></text:p></draw:text-box></draw:frame><draw:frame draw:style-name="fr1" draw:name="Cadre39" text:anchor-type="as-char" svg:width="7.001cm" svg:height="2.101cm" draw:z-index="38"><draw:text-box><text:p text:style-name="Standard"><text:line-break/></text:p></draw:text-box></draw:frame></text:p>
      <text:p text:style-name="P1"><draw:frame draw:style-name="fr1" draw:name="Cadre40" text:anchor-type="as-char" svg:width="7.001cm" svg:height="2.101cm" draw:z-index="39"><draw:text-box><table:table table:name="Tableau12" table:style-name="Tableau12"><table:table-column table:style-name="Tableau12.A" table:number-columns-repeated="3"/><table:table-row><table:table-cell table:style-name="Tableau12.A1" office:value-type="string"><text:p text:style-name="P7">120 Ω</text:p></table:table-cell><table:table-cell table:style-name="Tableau12.B1" office:value-type="float" office:value="121"><text:p text:style-name="P2"><draw:frame draw:style-name="fr2" draw:name="graphics37" text:anchor-type="paragraph" svg:width="1.164cm" svg:height="0.462cm" draw:z-index="76"><draw:image xlink:href="Pictures/10000000000000490000001DA5E11497.tif" xlink:type="simple" xlink:show="embed" xlink:actuate="onLoad"/></draw:frame>121</text:p></table:table-cell><table:table-cell table:style-name="Tableau12.A1" office:value-type="string"><text:p text:style-name="P2"><draw:frame draw:style-name="fr2" draw:name="graphics38" text:anchor-type="paragraph" svg:width="1.166cm" svg:height="0.462cm" draw:z-index="77"><draw:image xlink:href="Pictures/10000000000000490000001D86690DA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41" text:anchor-type="as-char" svg:width="7.001cm" svg:height="2.101cm" draw:z-index="40"><draw:text-box><table:table table:name="Tableau11" table:style-name="Tableau11"><table:table-column table:style-name="Tableau11.A" table:number-columns-repeated="3"/><table:table-row><table:table-cell table:style-name="Tableau11.A1" office:value-type="string"><text:p text:style-name="P7">150 Ω</text:p></table:table-cell><table:table-cell table:style-name="Tableau11.B1" office:value-type="float" office:value="151"><text:p text:style-name="P2"><draw:frame draw:style-name="fr2" draw:name="graphics39" text:anchor-type="paragraph" svg:width="1.169cm" svg:height="0.464cm" draw:z-index="78"><draw:image xlink:href="Pictures/10000000000000490000001D8F094285.tif" xlink:type="simple" xlink:show="embed" xlink:actuate="onLoad"/></draw:frame>151</text:p></table:table-cell><table:table-cell table:style-name="Tableau11.A1" office:value-type="string"><text:p text:style-name="P2"><draw:frame draw:style-name="fr2" draw:name="graphics40" text:anchor-type="paragraph" svg:width="1.169cm" svg:height="0.464cm" draw:z-index="79"><draw:image xlink:href="Pictures/10000000000000490000001DAC815BB5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42" text:anchor-type="as-char" svg:width="7.001cm" svg:height="2.101cm" draw:z-index="41"><draw:text-box><table:table table:name="Tableau9" table:style-name="Tableau9"><table:table-column table:style-name="Tableau9.A" table:number-columns-repeated="3"/><table:table-row><table:table-cell table:style-name="Tableau9.A1" office:value-type="string"><text:p text:style-name="P7">180 Ω</text:p></table:table-cell><table:table-cell table:style-name="Tableau9.B1" office:value-type="float" office:value="181"><text:p text:style-name="P2"><draw:frame draw:style-name="fr2" draw:name="graphics41" text:anchor-type="paragraph" svg:width="1.171cm" svg:height="0.464cm" draw:z-index="74"><draw:image xlink:href="Pictures/10000000000000490000001DA6C0D874.tif" xlink:type="simple" xlink:show="embed" xlink:actuate="onLoad"/></draw:frame>181</text:p></table:table-cell><table:table-cell table:style-name="Tableau9.A1" office:value-type="string"><text:p text:style-name="P2"><draw:frame draw:style-name="fr2" draw:name="graphics42" text:anchor-type="paragraph" svg:width="1.171cm" svg:height="0.464cm" draw:z-index="75"><draw:image xlink:href="Pictures/10000000000000490000001D8548C144.tif" xlink:type="simple" xlink:show="embed" xlink:actuate="onLoad"/></draw:frame></text:p></table:table-cell></table:table-row></table:table><text:p text:style-name="Standard"><text:line-break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5cm" fo:margin-right="0.635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abels" style:family="graphic" style:auto-update="true">
      <style:graphic-properties svg:width="7.001cm" svg:height="2.101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3cm" fo:page-height="29.452cm" style:num-format="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FEILLANT</meta:initial-creator>
    <meta:creation-date>2016-11-24T09:23:48</meta:creation-date>
    <dc:date>2016-11-24T09:51:02</dc:date>
    <dc:creator>Thomas FEILLANT</dc:creator>
    <meta:editing-duration>PT13M47S</meta:editing-duration>
    <meta:editing-cycles>4</meta:editing-cycles>
    <meta:generator>OpenOffice/4.1.3$Unix OpenOffice.org_project/413m1$Build-9783</meta:generator>
    <meta:document-statistic meta:table-count="21" meta:image-count="38" meta:object-count="0" meta:page-count="1" meta:paragraph-count="94" meta:word-count="57" meta:character-count="233"/>
  </office:meta>
</office:document-meta>
</file>